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2.34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erênc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UTORE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INK PDF</text:p>
          </table:table-cell>
        </table:table-row>
        <table:table-row table:style-name="ro1">
          <table:table-cell office:value-type="string" calcext:value-type="string">
            <text:p>MAT0111</text:p>
          </table:table-cell>
          <table:table-cell office:value-type="string" calcext:value-type="string">
            <text:p>Calculus</text:p>
          </table:table-cell>
          <table:table-cell/>
          <table:table-cell office:value-type="string" calcext:value-type="string">
            <text:p>Hamilton Luiz Guidorizz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s://booksdl.org/get.php?md5=be9f4280027d4f5b8462c591c2dbba4b&amp;key=B4CYDZPY9ZC4A2Q4&amp;mirr=1</text:p>
          </table:table-cell>
        </table:table-row>
        <table:table-row table:style-name="ro1">
          <table:table-cell office:value-type="string" calcext:value-type="string">
            <text:p>MAT0111</text:p>
          </table:table-cell>
          <table:table-cell office:value-type="string" calcext:value-type="string">
            <text:p>Um Curso de Cálc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ilton Luiz Guidorizz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ttps://booksdl.org/get.php?md5=27782d84815c37b0448c6c9340aae879&amp;key=3QHV8HH5PTW3AO11&amp;mirr=1</text:p>
          </table:table-cell>
        </table:table-row>
        <table:table-row table:style-name="ro1">
          <table:table-cell office:value-type="string" calcext:value-type="string">
            <text:p>MAT0112</text:p>
          </table:table-cell>
          <table:table-cell office:value-type="string" calcext:value-type="string">
            <text:p>Geometria Analítica: Um tratamento vetorial</text:p>
          </table:table-cell>
          <table:table-cell/>
          <table:table-cell office:value-type="string" calcext:value-type="string">
            <text:p>Paulo Boulos;Ivan de Camarg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ttps://booksdl.org/get.php?md5=86ae0838d9268e28fabacb448dafdc51&amp;key=ME33DB0WRSS54825&amp;mirr=1</text:p>
          </table:table-cell>
        </table:table-row>
        <table:table-row table:style-name="ro1">
          <table:table-cell office:value-type="string" calcext:value-type="string">
            <text:p>MAT0164</text:p>
          </table:table-cell>
          <table:table-cell office:value-type="string" calcext:value-type="string">
            <text:p>An introduction to the theory of numbers</text:p>
          </table:table-cell>
          <table:table-cell/>
          <table:table-cell office:value-type="string" calcext:value-type="string">
            <text:p>Ivan Niver;Hebert S. Zuckerman;Hugh L. Montgomer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ttps://booksdl.org/get.php?md5=078ae46df278357da8a2496a0a47e3c2&amp;key=SNH1YK5P9UDFFQAR&amp;mirr=1</text:p>
          </table:table-cell>
        </table:table-row>
        <table:table-row table:style-name="ro1">
          <table:table-cell office:value-type="string" calcext:value-type="string">
            <text:p>MAT0205</text:p>
          </table:table-cell>
          <table:table-cell office:value-type="string" calcext:value-type="string">
            <text:p>Cálculo com funções de uma variável, com uma introdução à Álgebra Linear</text:p>
          </table:table-cell>
          <table:table-cell/>
          <table:table-cell office:value-type="string" calcext:value-type="string">
            <text:p>Tom Mike Aposto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booksdl.org/get.php?md5=705d93e505d6727de1e4fa281b863736&amp;key=DHU87MSMZWBGE542&amp;mirr=1</text:p>
          </table:table-cell>
        </table:table-row>
        <table:table-row table:style-name="ro1">
          <table:table-cell office:value-type="string" calcext:value-type="string">
            <text:p>MAT0205</text:p>
          </table:table-cell>
          <table:table-cell office:value-type="string" calcext:value-type="string">
            <text:p>Um curso de cálcu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lton Luiz Guidorizz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ttps://booksdl.org/get.php?md5=02f3b98b392035c518966745291e7f8b&amp;key=494K6EGS3QIX7T78&amp;mirr=1</text:p>
          </table:table-cell>
        </table:table-row>
        <table:table-row table:style-name="ro1">
          <table:table-cell office:value-type="string" calcext:value-type="string">
            <text:p>MAT0206</text:p>
          </table:table-cell>
          <table:table-cell office:value-type="string" calcext:value-type="string">
            <text:p>Análise 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on Lages Li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booksdl.org/get.php?md5=c048dcbafd3af1d2ff881d7531a54d32&amp;key=PTTKWRZ6D7O3Y4US&amp;mirr=1</text:p>
          </table:table-cell>
        </table:table-row>
        <table:table-row table:style-name="ro1">
          <table:table-cell office:value-type="string" calcext:value-type="string">
            <text:p>MAT0222</text:p>
          </table:table-cell>
          <table:table-cell office:value-type="string" calcext:value-type="string">
            <text:p>Álgebra Linear</text:p>
          </table:table-cell>
          <table:table-cell/>
          <table:table-cell office:value-type="string" calcext:value-type="string">
            <text:p>Kenneth Hoffman;Ray Kunz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ttps://booksdl.org/get.php?md5=3c2b1c284da2b824addb8b9788772bc0&amp;key=844FKSG852KV2HY9&amp;mirr=1</text:p>
          </table:table-cell>
        </table:table-row>
        <table:table-row table:style-name="ro1">
          <table:table-cell office:value-type="string" calcext:value-type="string">
            <text:p>MAT0264</text:p>
          </table:table-cell>
          <table:table-cell office:value-type="string" calcext:value-type="string">
            <text:p>Topics in Algebra</text:p>
          </table:table-cell>
          <table:table-cell/>
          <table:table-cell office:value-type="string" calcext:value-type="string">
            <text:p>Israel Nathan Herstei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ttps://booksdl.org/get.php?md5=6cd84ac79c05605868c82fde6e0ced2e&amp;key=FAA6JARUV02LFWDO&amp;mirr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9:48:12.448930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70efa65018866d4eccd0320fc85de07297c8d71</meta:generator>
    <dc:date>2020-04-03T19:53:19.961855782</dc:date>
    <meta:editing-duration>PT1H3M23S</meta:editing-duration>
    <meta:editing-cycles>2</meta:editing-cycles>
    <meta:document-statistic meta:table-count="1" meta:cell-count="54" meta:object-count="0"/>
  </office:meta>
</office:document-meta>
</file>